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Heading_20_1" style:list-style-name="WWNum4">
      <style:paragraph-properties fo:text-align="justify" style:justify-single-word="false"/>
    </style:style>
    <style:style style:name="P30" style:family="paragraph" style:parent-style-name="Heading_20_1" style:list-style-name="WWNum4"/>
    <style:style style:name="P31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2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Desarrollo Web en Entorno Cliente</text:span></text:p>
      <text:p text:style-name="P32"><text:bookmark text:name="_jg2jbypvbg4g"/><text:span text:style-name="T3">Guía de estudio UD 06. Formulario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Octu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1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20"><text:span text:style-name="T20">6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0</text:span><text:span text:style-name="T22">6</text:span><text:span text:style-name="T23">. </text:span><text:span text:style-name="T22">Formularios</text:span></text:p>
      <text:list xml:id="list2380416447" text:style-name="WWNum4">
        <text:list-item>
          <text:p text:style-name="P30"><text:bookmark text:name="_ge43nvu7ywtj"/>Fechas</text:p>
        </text:list-item>
      </text:list>
      <text:p text:style-name="P21">Desde 19/10/2020 al 01/11/2020. Esta unidad se imparte junto con las unidades 4 y 5.</text:p>
      <text:p text:style-name="P21">La duración del conjunto de unidades es de 2 semanas (14 horas).</text:p>
      <text:list xml:id="list82125220399239" text:continue-numbering="true" text:style-name="WWNum4">
        <text:list-item>
          <text:p text:style-name="P30"><text:bookmark text:name="_4z7u29ivk38l"/>Conocimientos previos requeridos</text:p>
        </text:list-item>
      </text:list>
      <text:list xml:id="list2354098523" text:style-name="WWNum3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6">¡¡¡ Conocimientos de programación imprescindibles !!!</text:p>
        </text:list-item>
      </text:list>
      <text:list xml:id="list82126608727233" text:continue-list="list82125220399239" text:style-name="WWNum4">
        <text:list-item>
          <text:p text:style-name="P30"><text:bookmark text:name="_5jkjdtdhh7e"/>Objetivos</text:p>
        </text:list-item>
      </text:list>
      <text:list xml:id="list3139153313" text:style-name="WWNum1">
        <text:list-item>
          <text:p text:style-name="P23">Conocer el funcionamiento básico de Javascript.</text:p>
        </text:list-item>
        <text:list-item>
          <text:p text:style-name="P25">Ser capaz de ampliar el conjunto de instrucciones usadas mediante la visualización de ejemplos de código.</text:p>
        </text:list-item>
        <text:list-item>
          <text:p text:style-name="P27">Ser capaz de investigar en manuales o Internet para ampliar la base de instrucciones dada en el tema.</text:p>
        </text:list-item>
      </text:list>
      <text:list xml:id="list82127196488637" text:continue-list="list82126608727233" text:style-name="WWNum4">
        <text:list-item>
          <text:p text:style-name="P30"><text:bookmark text:name="_yi5niv80z62t"/>Contenidos</text:p>
        </text:list-item>
      </text:list>
      <text:p text:style-name="P21">1. Funciones para acceder a elementos de formularios.</text:p>
      <text:p text:style-name="P21">2. Validación de formularios.</text:p>
      <text:p text:style-name="P21">3. Expresiones regulares.</text:p>
      <text:p text:style-name="P21">4. Bibliotecas relacionadas con validación de formularios.</text:p>
      <text:list xml:id="list82126834124893" text:continue-numbering="true" text:style-name="WWNum4">
        <text:list-item>
          <text:p text:style-name="P30"><text:bookmark text:name="_pt4xoiz2fd92"/>Actividad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82126133586979" text:continue-numbering="true" text:style-name="WWNum4">
        <text:list-item>
          <text:p text:style-name="P30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82125492620838" text:continue-numbering="true" text:style-name="WWNum4">
        <text:list-item>
          <text:p text:style-name="P29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280380190" text:style-name="WWNum2">
        <text:list-item>
          <text:p text:style-name="P28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6</text:span><text:span text:style-name="MT1">. </text:span><text:span text:style-name="MT2">Guía didáctica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6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5" meta:word-count="345" meta:character-count="2179" meta:non-whitespace-character-count="1889"/>
    <meta:generator>LibreOfficeDev/6.0.5.2$Linux_X86_64 LibreOffice_project/</meta:generator>
  </office:meta>
</office:document-meta>
</file>